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cedureList" style:family="table">
      <style:table-properties style:width="6.9167in" fo:margin-left="0.0146in" table:align="left" style:may-break-between-rows="false"/>
    </style:style>
    <style:style style:name="ProcedureList.A" style:family="table-column">
      <style:table-column-properties style:column-width="1.375in"/>
    </style:style>
    <style:style style:name="ProcedureList.B" style:family="table-column">
      <style:table-column-properties style:column-width="1.3854in"/>
    </style:style>
    <style:style style:name="ProcedureList.A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rocedureList.E1" style:family="table-cell">
      <style:table-cell-properties fo:background-color="#66ffff" fo:padding="0.0382in" fo:border="0.05pt solid #000000">
        <style:background-image/>
      </style:table-cell-properties>
    </style:style>
    <style:style style:name="ProcedureList.A2" style:family="table-cell">
      <style:table-cell-properties fo:padding="0.0382in" fo:border-left="0.05pt solid #000000" fo:border-right="none" fo:border-top="none" fo:border-bottom="0.05pt solid #000000"/>
    </style:style>
    <style:style style:name="ProcedureList.B2" style:family="table-cell">
      <style:table-cell-properties fo:padding="0.0382in" fo:border-left="0.05pt solid #000000" fo:border-right="none" fo:border-top="none" fo:border-bottom="0.05pt solid #000000"/>
    </style:style>
    <style:style style:name="ProcedureList.C2" style:family="table-cell">
      <style:table-cell-properties fo:padding="0.0382in" fo:border-left="0.05pt solid #000000" fo:border-right="none" fo:border-top="none" fo:border-bottom="0.05pt solid #000000"/>
    </style:style>
    <style:style style:name="ProcedureList.D2" style:family="table-cell">
      <style:table-cell-properties fo:padding="0.0382in" fo:border-left="0.05pt solid #000000" fo:border-right="none" fo:border-top="none" fo:border-bottom="0.05pt solid #000000"/>
    </style:style>
    <style:style style:name="ProcedureList.E2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3" style:family="table-cell">
      <style:table-cell-properties fo:padding="0.0382in" fo:border-left="0.05pt solid #000000" fo:border-right="none" fo:border-top="none" fo:border-bottom="0.05pt solid #000000"/>
    </style:style>
    <style:style style:name="ProcedureList.B3" style:family="table-cell">
      <style:table-cell-properties fo:padding="0.0382in" fo:border-left="0.05pt solid #000000" fo:border-right="none" fo:border-top="none" fo:border-bottom="0.05pt solid #000000"/>
    </style:style>
    <style:style style:name="ProcedureList.C3" style:family="table-cell">
      <style:table-cell-properties fo:padding="0.0382in" fo:border-left="0.05pt solid #000000" fo:border-right="none" fo:border-top="none" fo:border-bottom="0.05pt solid #000000"/>
    </style:style>
    <style:style style:name="ProcedureList.D3" style:family="table-cell">
      <style:table-cell-properties fo:padding="0.0382in" fo:border-left="0.05pt solid #000000" fo:border-right="none" fo:border-top="none" fo:border-bottom="0.05pt solid #000000"/>
    </style:style>
    <style:style style:name="ProcedureList.E3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4" style:family="table-cell">
      <style:table-cell-properties fo:padding="0.0382in" fo:border-left="0.05pt solid #000000" fo:border-right="none" fo:border-top="none" fo:border-bottom="0.05pt solid #000000"/>
    </style:style>
    <style:style style:name="ProcedureList.B4" style:family="table-cell">
      <style:table-cell-properties fo:padding="0.0382in" fo:border-left="0.05pt solid #000000" fo:border-right="none" fo:border-top="none" fo:border-bottom="0.05pt solid #000000"/>
    </style:style>
    <style:style style:name="ProcedureList.C4" style:family="table-cell">
      <style:table-cell-properties fo:padding="0.0382in" fo:border-left="0.05pt solid #000000" fo:border-right="none" fo:border-top="none" fo:border-bottom="0.05pt solid #000000"/>
    </style:style>
    <style:style style:name="ProcedureList.D4" style:family="table-cell">
      <style:table-cell-properties fo:padding="0.0382in" fo:border-left="0.05pt solid #000000" fo:border-right="none" fo:border-top="none" fo:border-bottom="0.05pt solid #000000"/>
    </style:style>
    <style:style style:name="ProcedureList.E4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5" style:family="table-cell">
      <style:table-cell-properties fo:padding="0.0382in" fo:border-left="0.05pt solid #000000" fo:border-right="none" fo:border-top="none" fo:border-bottom="0.05pt solid #000000"/>
    </style:style>
    <style:style style:name="ProcedureList.B5" style:family="table-cell">
      <style:table-cell-properties fo:padding="0.0382in" fo:border-left="0.05pt solid #000000" fo:border-right="none" fo:border-top="none" fo:border-bottom="0.05pt solid #000000"/>
    </style:style>
    <style:style style:name="ProcedureList.C5" style:family="table-cell">
      <style:table-cell-properties fo:padding="0.0382in" fo:border-left="0.05pt solid #000000" fo:border-right="none" fo:border-top="none" fo:border-bottom="0.05pt solid #000000"/>
    </style:style>
    <style:style style:name="ProcedureList.D5" style:family="table-cell">
      <style:table-cell-properties fo:padding="0.0382in" fo:border-left="0.05pt solid #000000" fo:border-right="none" fo:border-top="none" fo:border-bottom="0.05pt solid #000000"/>
    </style:style>
    <style:style style:name="ProcedureList.E5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6" style:family="table-cell">
      <style:table-cell-properties fo:padding="0.0382in" fo:border-left="0.05pt solid #000000" fo:border-right="none" fo:border-top="none" fo:border-bottom="0.05pt solid #000000"/>
    </style:style>
    <style:style style:name="ProcedureList.B6" style:family="table-cell">
      <style:table-cell-properties fo:padding="0.0382in" fo:border-left="0.05pt solid #000000" fo:border-right="none" fo:border-top="none" fo:border-bottom="0.05pt solid #000000"/>
    </style:style>
    <style:style style:name="ProcedureList.C6" style:family="table-cell">
      <style:table-cell-properties fo:padding="0.0382in" fo:border-left="0.05pt solid #000000" fo:border-right="none" fo:border-top="none" fo:border-bottom="0.05pt solid #000000"/>
    </style:style>
    <style:style style:name="ProcedureList.D6" style:family="table-cell">
      <style:table-cell-properties fo:padding="0.0382in" fo:border-left="0.05pt solid #000000" fo:border-right="none" fo:border-top="none" fo:border-bottom="0.05pt solid #000000"/>
    </style:style>
    <style:style style:name="ProcedureList.E6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7" style:family="table-cell">
      <style:table-cell-properties fo:padding="0.0382in" fo:border-left="0.05pt solid #000000" fo:border-right="none" fo:border-top="none" fo:border-bottom="0.05pt solid #000000"/>
    </style:style>
    <style:style style:name="ProcedureList.B7" style:family="table-cell">
      <style:table-cell-properties fo:padding="0.0382in" fo:border-left="0.05pt solid #000000" fo:border-right="none" fo:border-top="none" fo:border-bottom="0.05pt solid #000000"/>
    </style:style>
    <style:style style:name="ProcedureList.C7" style:family="table-cell">
      <style:table-cell-properties fo:padding="0.0382in" fo:border-left="0.05pt solid #000000" fo:border-right="none" fo:border-top="none" fo:border-bottom="0.05pt solid #000000"/>
    </style:style>
    <style:style style:name="ProcedureList.D7" style:family="table-cell">
      <style:table-cell-properties fo:padding="0.0382in" fo:border-left="0.05pt solid #000000" fo:border-right="none" fo:border-top="none" fo:border-bottom="0.05pt solid #000000"/>
    </style:style>
    <style:style style:name="ProcedureList.E7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8" style:family="table-cell">
      <style:table-cell-properties fo:padding="0.0382in" fo:border-left="0.05pt solid #000000" fo:border-right="none" fo:border-top="none" fo:border-bottom="0.05pt solid #000000"/>
    </style:style>
    <style:style style:name="ProcedureList.B8" style:family="table-cell">
      <style:table-cell-properties fo:padding="0.0382in" fo:border-left="0.05pt solid #000000" fo:border-right="none" fo:border-top="none" fo:border-bottom="0.05pt solid #000000"/>
    </style:style>
    <style:style style:name="ProcedureList.C8" style:family="table-cell">
      <style:table-cell-properties fo:padding="0.0382in" fo:border-left="0.05pt solid #000000" fo:border-right="none" fo:border-top="none" fo:border-bottom="0.05pt solid #000000"/>
    </style:style>
    <style:style style:name="ProcedureList.D8" style:family="table-cell">
      <style:table-cell-properties fo:padding="0.0382in" fo:border-left="0.05pt solid #000000" fo:border-right="none" fo:border-top="none" fo:border-bottom="0.05pt solid #000000"/>
    </style:style>
    <style:style style:name="ProcedureList.E8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9" style:family="table-cell">
      <style:table-cell-properties fo:padding="0.0382in" fo:border-left="0.05pt solid #000000" fo:border-right="none" fo:border-top="none" fo:border-bottom="0.05pt solid #000000"/>
    </style:style>
    <style:style style:name="ProcedureList.B9" style:family="table-cell">
      <style:table-cell-properties fo:padding="0.0382in" fo:border-left="0.05pt solid #000000" fo:border-right="none" fo:border-top="none" fo:border-bottom="0.05pt solid #000000"/>
    </style:style>
    <style:style style:name="ProcedureList.C9" style:family="table-cell">
      <style:table-cell-properties fo:padding="0.0382in" fo:border-left="0.05pt solid #000000" fo:border-right="none" fo:border-top="none" fo:border-bottom="0.05pt solid #000000"/>
    </style:style>
    <style:style style:name="ProcedureList.D9" style:family="table-cell">
      <style:table-cell-properties fo:padding="0.0382in" fo:border-left="0.05pt solid #000000" fo:border-right="none" fo:border-top="none" fo:border-bottom="0.05pt solid #000000"/>
    </style:style>
    <style:style style:name="ProcedureList.E9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10" style:family="table-row">
      <style:table-row-properties style:min-row-height="0.7313in"/>
    </style:style>
    <style:style style:name="ProcedureList.A10" style:family="table-cell">
      <style:table-cell-properties fo:padding="0.0382in" fo:border-left="0.05pt solid #000000" fo:border-right="none" fo:border-top="none" fo:border-bottom="0.05pt solid #000000"/>
    </style:style>
    <style:style style:name="ProcedureList.B10" style:family="table-cell">
      <style:table-cell-properties fo:padding="0.0382in" fo:border-left="0.05pt solid #000000" fo:border-right="none" fo:border-top="none" fo:border-bottom="0.05pt solid #000000"/>
    </style:style>
    <style:style style:name="ProcedureList.C10" style:family="table-cell">
      <style:table-cell-properties fo:padding="0.0382in" fo:border-left="0.05pt solid #000000" fo:border-right="none" fo:border-top="none" fo:border-bottom="0.05pt solid #000000"/>
    </style:style>
    <style:style style:name="ProcedureList.D10" style:family="table-cell">
      <style:table-cell-properties fo:padding="0.0382in" fo:border-left="0.05pt solid #000000" fo:border-right="none" fo:border-top="none" fo:border-bottom="0.05pt solid #000000"/>
    </style:style>
    <style:style style:name="ProcedureList.E10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11" style:family="table-cell">
      <style:table-cell-properties fo:padding="0.0382in" fo:border-left="0.05pt solid #000000" fo:border-right="none" fo:border-top="none" fo:border-bottom="0.05pt solid #000000"/>
    </style:style>
    <style:style style:name="ProcedureList.B11" style:family="table-cell">
      <style:table-cell-properties fo:padding="0.0382in" fo:border-left="0.05pt solid #000000" fo:border-right="none" fo:border-top="none" fo:border-bottom="0.05pt solid #000000"/>
    </style:style>
    <style:style style:name="ProcedureList.C11" style:family="table-cell">
      <style:table-cell-properties fo:padding="0.0382in" fo:border-left="0.05pt solid #000000" fo:border-right="none" fo:border-top="none" fo:border-bottom="0.05pt solid #000000"/>
    </style:style>
    <style:style style:name="ProcedureList.D11" style:family="table-cell">
      <style:table-cell-properties fo:padding="0.0382in" fo:border-left="0.05pt solid #000000" fo:border-right="none" fo:border-top="none" fo:border-bottom="0.05pt solid #000000"/>
    </style:style>
    <style:style style:name="ProcedureList.E11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12" style:family="table-cell">
      <style:table-cell-properties fo:padding="0.0382in" fo:border-left="0.05pt solid #000000" fo:border-right="none" fo:border-top="none" fo:border-bottom="0.05pt solid #000000"/>
    </style:style>
    <style:style style:name="ProcedureList.B12" style:family="table-cell">
      <style:table-cell-properties fo:padding="0.0382in" fo:border-left="0.05pt solid #000000" fo:border-right="none" fo:border-top="none" fo:border-bottom="0.05pt solid #000000"/>
    </style:style>
    <style:style style:name="ProcedureList.C12" style:family="table-cell">
      <style:table-cell-properties fo:padding="0.0382in" fo:border-left="0.05pt solid #000000" fo:border-right="none" fo:border-top="none" fo:border-bottom="0.05pt solid #000000"/>
    </style:style>
    <style:style style:name="ProcedureList.D12" style:family="table-cell">
      <style:table-cell-properties fo:padding="0.0382in" fo:border-left="0.05pt solid #000000" fo:border-right="none" fo:border-top="none" fo:border-bottom="0.05pt solid #000000"/>
    </style:style>
    <style:style style:name="ProcedureList.E12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13" style:family="table-cell">
      <style:table-cell-properties fo:padding="0.0382in" fo:border-left="0.05pt solid #000000" fo:border-right="none" fo:border-top="none" fo:border-bottom="0.05pt solid #000000"/>
    </style:style>
    <style:style style:name="ProcedureList.B13" style:family="table-cell">
      <style:table-cell-properties fo:padding="0.0382in" fo:border-left="0.05pt solid #000000" fo:border-right="none" fo:border-top="none" fo:border-bottom="0.05pt solid #000000"/>
    </style:style>
    <style:style style:name="ProcedureList.C13" style:family="table-cell">
      <style:table-cell-properties fo:padding="0.0382in" fo:border-left="0.05pt solid #000000" fo:border-right="none" fo:border-top="none" fo:border-bottom="0.05pt solid #000000"/>
    </style:style>
    <style:style style:name="ProcedureList.D13" style:family="table-cell">
      <style:table-cell-properties fo:padding="0.0382in" fo:border-left="0.05pt solid #000000" fo:border-right="none" fo:border-top="none" fo:border-bottom="0.05pt solid #000000"/>
    </style:style>
    <style:style style:name="ProcedureList.E13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14" style:family="table-cell">
      <style:table-cell-properties fo:padding="0.0382in" fo:border-left="0.05pt solid #000000" fo:border-right="none" fo:border-top="none" fo:border-bottom="0.05pt solid #000000"/>
    </style:style>
    <style:style style:name="ProcedureList.B14" style:family="table-cell">
      <style:table-cell-properties fo:padding="0.0382in" fo:border-left="0.05pt solid #000000" fo:border-right="none" fo:border-top="none" fo:border-bottom="0.05pt solid #000000"/>
    </style:style>
    <style:style style:name="ProcedureList.C14" style:family="table-cell">
      <style:table-cell-properties fo:padding="0.0382in" fo:border-left="0.05pt solid #000000" fo:border-right="none" fo:border-top="none" fo:border-bottom="0.05pt solid #000000"/>
    </style:style>
    <style:style style:name="ProcedureList.D14" style:family="table-cell">
      <style:table-cell-properties fo:padding="0.0382in" fo:border-left="0.05pt solid #000000" fo:border-right="none" fo:border-top="none" fo:border-bottom="0.05pt solid #000000"/>
    </style:style>
    <style:style style:name="ProcedureList.E14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15" style:family="table-cell">
      <style:table-cell-properties fo:padding="0.0382in" fo:border-left="0.05pt solid #000000" fo:border-right="none" fo:border-top="none" fo:border-bottom="0.05pt solid #000000"/>
    </style:style>
    <style:style style:name="ProcedureList.B15" style:family="table-cell">
      <style:table-cell-properties fo:padding="0.0382in" fo:border-left="0.05pt solid #000000" fo:border-right="none" fo:border-top="none" fo:border-bottom="0.05pt solid #000000"/>
    </style:style>
    <style:style style:name="ProcedureList.C15" style:family="table-cell">
      <style:table-cell-properties fo:padding="0.0382in" fo:border-left="0.05pt solid #000000" fo:border-right="none" fo:border-top="none" fo:border-bottom="0.05pt solid #000000"/>
    </style:style>
    <style:style style:name="ProcedureList.D15" style:family="table-cell">
      <style:table-cell-properties fo:padding="0.0382in" fo:border-left="0.05pt solid #000000" fo:border-right="none" fo:border-top="none" fo:border-bottom="0.05pt solid #000000"/>
    </style:style>
    <style:style style:name="ProcedureList.E15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16" style:family="table-cell">
      <style:table-cell-properties fo:padding="0.0382in" fo:border-left="0.05pt solid #000000" fo:border-right="none" fo:border-top="none" fo:border-bottom="0.05pt solid #000000"/>
    </style:style>
    <style:style style:name="ProcedureList.B16" style:family="table-cell">
      <style:table-cell-properties fo:padding="0.0382in" fo:border-left="0.05pt solid #000000" fo:border-right="none" fo:border-top="none" fo:border-bottom="0.05pt solid #000000"/>
    </style:style>
    <style:style style:name="ProcedureList.C16" style:family="table-cell">
      <style:table-cell-properties fo:padding="0.0382in" fo:border-left="0.05pt solid #000000" fo:border-right="none" fo:border-top="none" fo:border-bottom="0.05pt solid #000000"/>
    </style:style>
    <style:style style:name="ProcedureList.D16" style:family="table-cell">
      <style:table-cell-properties fo:padding="0.0382in" fo:border-left="0.05pt solid #000000" fo:border-right="none" fo:border-top="none" fo:border-bottom="0.05pt solid #000000"/>
    </style:style>
    <style:style style:name="ProcedureList.E16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17" style:family="table-cell">
      <style:table-cell-properties fo:padding="0.0382in" fo:border-left="0.05pt solid #000000" fo:border-right="none" fo:border-top="none" fo:border-bottom="0.05pt solid #000000"/>
    </style:style>
    <style:style style:name="ProcedureList.B17" style:family="table-cell">
      <style:table-cell-properties fo:padding="0.0382in" fo:border-left="0.05pt solid #000000" fo:border-right="none" fo:border-top="none" fo:border-bottom="0.05pt solid #000000"/>
    </style:style>
    <style:style style:name="ProcedureList.C17" style:family="table-cell">
      <style:table-cell-properties fo:padding="0.0382in" fo:border-left="0.05pt solid #000000" fo:border-right="none" fo:border-top="none" fo:border-bottom="0.05pt solid #000000"/>
    </style:style>
    <style:style style:name="ProcedureList.D17" style:family="table-cell">
      <style:table-cell-properties fo:padding="0.0382in" fo:border-left="0.05pt solid #000000" fo:border-right="none" fo:border-top="none" fo:border-bottom="0.05pt solid #000000"/>
    </style:style>
    <style:style style:name="ProcedureList.E17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18" style:family="table-cell">
      <style:table-cell-properties fo:padding="0.0382in" fo:border-left="0.05pt solid #000000" fo:border-right="none" fo:border-top="none" fo:border-bottom="0.05pt solid #000000"/>
    </style:style>
    <style:style style:name="ProcedureList.B18" style:family="table-cell">
      <style:table-cell-properties fo:padding="0.0382in" fo:border-left="0.05pt solid #000000" fo:border-right="none" fo:border-top="none" fo:border-bottom="0.05pt solid #000000"/>
    </style:style>
    <style:style style:name="ProcedureList.C18" style:family="table-cell">
      <style:table-cell-properties fo:padding="0.0382in" fo:border-left="0.05pt solid #000000" fo:border-right="none" fo:border-top="none" fo:border-bottom="0.05pt solid #000000"/>
    </style:style>
    <style:style style:name="ProcedureList.D18" style:family="table-cell">
      <style:table-cell-properties fo:padding="0.0382in" fo:border-left="0.05pt solid #000000" fo:border-right="none" fo:border-top="none" fo:border-bottom="0.05pt solid #000000"/>
    </style:style>
    <style:style style:name="ProcedureList.E18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19" style:family="table-cell">
      <style:table-cell-properties fo:padding="0.0382in" fo:border-left="0.05pt solid #000000" fo:border-right="none" fo:border-top="none" fo:border-bottom="0.05pt solid #000000"/>
    </style:style>
    <style:style style:name="ProcedureList.B19" style:family="table-cell">
      <style:table-cell-properties fo:padding="0.0382in" fo:border-left="0.05pt solid #000000" fo:border-right="none" fo:border-top="none" fo:border-bottom="0.05pt solid #000000"/>
    </style:style>
    <style:style style:name="ProcedureList.C19" style:family="table-cell">
      <style:table-cell-properties fo:padding="0.0382in" fo:border-left="0.05pt solid #000000" fo:border-right="none" fo:border-top="none" fo:border-bottom="0.05pt solid #000000"/>
    </style:style>
    <style:style style:name="ProcedureList.D19" style:family="table-cell">
      <style:table-cell-properties fo:padding="0.0382in" fo:border-left="0.05pt solid #000000" fo:border-right="none" fo:border-top="none" fo:border-bottom="0.05pt solid #000000"/>
    </style:style>
    <style:style style:name="ProcedureList.E19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20" style:family="table-cell">
      <style:table-cell-properties fo:padding="0.0382in" fo:border-left="0.05pt solid #000000" fo:border-right="none" fo:border-top="none" fo:border-bottom="0.05pt solid #000000"/>
    </style:style>
    <style:style style:name="ProcedureList.B20" style:family="table-cell">
      <style:table-cell-properties fo:padding="0.0382in" fo:border-left="0.05pt solid #000000" fo:border-right="none" fo:border-top="none" fo:border-bottom="0.05pt solid #000000"/>
    </style:style>
    <style:style style:name="ProcedureList.C20" style:family="table-cell">
      <style:table-cell-properties fo:padding="0.0382in" fo:border-left="0.05pt solid #000000" fo:border-right="none" fo:border-top="none" fo:border-bottom="0.05pt solid #000000"/>
    </style:style>
    <style:style style:name="ProcedureList.D20" style:family="table-cell">
      <style:table-cell-properties fo:padding="0.0382in" fo:border-left="0.05pt solid #000000" fo:border-right="none" fo:border-top="none" fo:border-bottom="0.05pt solid #000000"/>
    </style:style>
    <style:style style:name="ProcedureList.E20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21" style:family="table-cell">
      <style:table-cell-properties fo:padding="0.0382in" fo:border-left="0.05pt solid #000000" fo:border-right="none" fo:border-top="none" fo:border-bottom="0.05pt solid #000000"/>
    </style:style>
    <style:style style:name="ProcedureList.B21" style:family="table-cell">
      <style:table-cell-properties fo:padding="0.0382in" fo:border-left="0.05pt solid #000000" fo:border-right="none" fo:border-top="none" fo:border-bottom="0.05pt solid #000000"/>
    </style:style>
    <style:style style:name="ProcedureList.C21" style:family="table-cell">
      <style:table-cell-properties fo:padding="0.0382in" fo:border-left="0.05pt solid #000000" fo:border-right="none" fo:border-top="none" fo:border-bottom="0.05pt solid #000000"/>
    </style:style>
    <style:style style:name="ProcedureList.D21" style:family="table-cell">
      <style:table-cell-properties fo:padding="0.0382in" fo:border-left="0.05pt solid #000000" fo:border-right="none" fo:border-top="none" fo:border-bottom="0.05pt solid #000000"/>
    </style:style>
    <style:style style:name="ProcedureList.E21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22" style:family="table-cell">
      <style:table-cell-properties fo:padding="0.0382in" fo:border-left="0.05pt solid #000000" fo:border-right="none" fo:border-top="none" fo:border-bottom="0.05pt solid #000000"/>
    </style:style>
    <style:style style:name="ProcedureList.B22" style:family="table-cell">
      <style:table-cell-properties fo:padding="0.0382in" fo:border-left="0.05pt solid #000000" fo:border-right="none" fo:border-top="none" fo:border-bottom="0.05pt solid #000000"/>
    </style:style>
    <style:style style:name="ProcedureList.C22" style:family="table-cell">
      <style:table-cell-properties fo:padding="0.0382in" fo:border-left="0.05pt solid #000000" fo:border-right="none" fo:border-top="none" fo:border-bottom="0.05pt solid #000000"/>
    </style:style>
    <style:style style:name="ProcedureList.D22" style:family="table-cell">
      <style:table-cell-properties fo:padding="0.0382in" fo:border-left="0.05pt solid #000000" fo:border-right="none" fo:border-top="none" fo:border-bottom="0.05pt solid #000000"/>
    </style:style>
    <style:style style:name="ProcedureList.E22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23" style:family="table-cell">
      <style:table-cell-properties fo:padding="0.0382in" fo:border-left="0.05pt solid #000000" fo:border-right="none" fo:border-top="none" fo:border-bottom="0.05pt solid #000000"/>
    </style:style>
    <style:style style:name="ProcedureList.B23" style:family="table-cell">
      <style:table-cell-properties fo:padding="0.0382in" fo:border-left="0.05pt solid #000000" fo:border-right="none" fo:border-top="none" fo:border-bottom="0.05pt solid #000000"/>
    </style:style>
    <style:style style:name="ProcedureList.C23" style:family="table-cell">
      <style:table-cell-properties fo:padding="0.0382in" fo:border-left="0.05pt solid #000000" fo:border-right="none" fo:border-top="none" fo:border-bottom="0.05pt solid #000000"/>
    </style:style>
    <style:style style:name="ProcedureList.D23" style:family="table-cell">
      <style:table-cell-properties fo:padding="0.0382in" fo:border-left="0.05pt solid #000000" fo:border-right="none" fo:border-top="none" fo:border-bottom="0.05pt solid #000000"/>
    </style:style>
    <style:style style:name="ProcedureList.E23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24" style:family="table-cell">
      <style:table-cell-properties fo:padding="0.0382in" fo:border-left="0.05pt solid #000000" fo:border-right="none" fo:border-top="none" fo:border-bottom="0.05pt solid #000000"/>
    </style:style>
    <style:style style:name="ProcedureList.B24" style:family="table-cell">
      <style:table-cell-properties fo:padding="0.0382in" fo:border-left="0.05pt solid #000000" fo:border-right="none" fo:border-top="none" fo:border-bottom="0.05pt solid #000000"/>
    </style:style>
    <style:style style:name="ProcedureList.C24" style:family="table-cell">
      <style:table-cell-properties fo:padding="0.0382in" fo:border-left="0.05pt solid #000000" fo:border-right="none" fo:border-top="none" fo:border-bottom="0.05pt solid #000000"/>
    </style:style>
    <style:style style:name="ProcedureList.D24" style:family="table-cell">
      <style:table-cell-properties fo:padding="0.0382in" fo:border-left="0.05pt solid #000000" fo:border-right="none" fo:border-top="none" fo:border-bottom="0.05pt solid #000000"/>
    </style:style>
    <style:style style:name="ProcedureList.E24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25" style:family="table-cell">
      <style:table-cell-properties fo:padding="0.0382in" fo:border-left="0.05pt solid #000000" fo:border-right="none" fo:border-top="none" fo:border-bottom="0.05pt solid #000000"/>
    </style:style>
    <style:style style:name="ProcedureList.B25" style:family="table-cell">
      <style:table-cell-properties fo:padding="0.0382in" fo:border-left="0.05pt solid #000000" fo:border-right="none" fo:border-top="none" fo:border-bottom="0.05pt solid #000000"/>
    </style:style>
    <style:style style:name="ProcedureList.C25" style:family="table-cell">
      <style:table-cell-properties fo:padding="0.0382in" fo:border-left="0.05pt solid #000000" fo:border-right="none" fo:border-top="none" fo:border-bottom="0.05pt solid #000000"/>
    </style:style>
    <style:style style:name="ProcedureList.D25" style:family="table-cell">
      <style:table-cell-properties fo:padding="0.0382in" fo:border-left="0.05pt solid #000000" fo:border-right="none" fo:border-top="none" fo:border-bottom="0.05pt solid #000000"/>
    </style:style>
    <style:style style:name="ProcedureList.E25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26" style:family="table-cell">
      <style:table-cell-properties fo:padding="0.0382in" fo:border-left="0.05pt solid #000000" fo:border-right="none" fo:border-top="none" fo:border-bottom="0.05pt solid #000000"/>
    </style:style>
    <style:style style:name="ProcedureList.B26" style:family="table-cell">
      <style:table-cell-properties fo:padding="0.0382in" fo:border-left="0.05pt solid #000000" fo:border-right="none" fo:border-top="none" fo:border-bottom="0.05pt solid #000000"/>
    </style:style>
    <style:style style:name="ProcedureList.C26" style:family="table-cell">
      <style:table-cell-properties fo:padding="0.0382in" fo:border-left="0.05pt solid #000000" fo:border-right="none" fo:border-top="none" fo:border-bottom="0.05pt solid #000000"/>
    </style:style>
    <style:style style:name="ProcedureList.D26" style:family="table-cell">
      <style:table-cell-properties fo:padding="0.0382in" fo:border-left="0.05pt solid #000000" fo:border-right="none" fo:border-top="none" fo:border-bottom="0.05pt solid #000000"/>
    </style:style>
    <style:style style:name="ProcedureList.E26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27" style:family="table-cell">
      <style:table-cell-properties fo:padding="0.0382in" fo:border-left="0.05pt solid #000000" fo:border-right="none" fo:border-top="none" fo:border-bottom="0.05pt solid #000000"/>
    </style:style>
    <style:style style:name="ProcedureList.B27" style:family="table-cell">
      <style:table-cell-properties fo:padding="0.0382in" fo:border-left="0.05pt solid #000000" fo:border-right="none" fo:border-top="none" fo:border-bottom="0.05pt solid #000000"/>
    </style:style>
    <style:style style:name="ProcedureList.C27" style:family="table-cell">
      <style:table-cell-properties fo:padding="0.0382in" fo:border-left="0.05pt solid #000000" fo:border-right="none" fo:border-top="none" fo:border-bottom="0.05pt solid #000000"/>
    </style:style>
    <style:style style:name="ProcedureList.D27" style:family="table-cell">
      <style:table-cell-properties fo:padding="0.0382in" fo:border-left="0.05pt solid #000000" fo:border-right="none" fo:border-top="none" fo:border-bottom="0.05pt solid #000000"/>
    </style:style>
    <style:style style:name="ProcedureList.E27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28" style:family="table-cell">
      <style:table-cell-properties fo:padding="0.0382in" fo:border-left="0.05pt solid #000000" fo:border-right="none" fo:border-top="none" fo:border-bottom="0.05pt solid #000000"/>
    </style:style>
    <style:style style:name="ProcedureList.B28" style:family="table-cell">
      <style:table-cell-properties fo:padding="0.0382in" fo:border-left="0.05pt solid #000000" fo:border-right="none" fo:border-top="none" fo:border-bottom="0.05pt solid #000000"/>
    </style:style>
    <style:style style:name="ProcedureList.C28" style:family="table-cell">
      <style:table-cell-properties fo:padding="0.0382in" fo:border-left="0.05pt solid #000000" fo:border-right="none" fo:border-top="none" fo:border-bottom="0.05pt solid #000000"/>
    </style:style>
    <style:style style:name="ProcedureList.D28" style:family="table-cell">
      <style:table-cell-properties fo:padding="0.0382in" fo:border-left="0.05pt solid #000000" fo:border-right="none" fo:border-top="none" fo:border-bottom="0.05pt solid #000000"/>
    </style:style>
    <style:style style:name="ProcedureList.E28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29" style:family="table-cell">
      <style:table-cell-properties fo:padding="0.0382in" fo:border-left="0.05pt solid #000000" fo:border-right="none" fo:border-top="none" fo:border-bottom="0.05pt solid #000000"/>
    </style:style>
    <style:style style:name="ProcedureList.B29" style:family="table-cell">
      <style:table-cell-properties fo:padding="0.0382in" fo:border-left="0.05pt solid #000000" fo:border-right="none" fo:border-top="none" fo:border-bottom="0.05pt solid #000000"/>
    </style:style>
    <style:style style:name="ProcedureList.C29" style:family="table-cell">
      <style:table-cell-properties fo:padding="0.0382in" fo:border-left="0.05pt solid #000000" fo:border-right="none" fo:border-top="none" fo:border-bottom="0.05pt solid #000000"/>
    </style:style>
    <style:style style:name="ProcedureList.D29" style:family="table-cell">
      <style:table-cell-properties fo:padding="0.0382in" fo:border-left="0.05pt solid #000000" fo:border-right="none" fo:border-top="none" fo:border-bottom="0.05pt solid #000000"/>
    </style:style>
    <style:style style:name="ProcedureList.E29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30" style:family="table-cell">
      <style:table-cell-properties fo:padding="0.0382in" fo:border-left="0.05pt solid #000000" fo:border-right="none" fo:border-top="none" fo:border-bottom="0.05pt solid #000000"/>
    </style:style>
    <style:style style:name="ProcedureList.B30" style:family="table-cell">
      <style:table-cell-properties fo:padding="0.0382in" fo:border-left="0.05pt solid #000000" fo:border-right="none" fo:border-top="none" fo:border-bottom="0.05pt solid #000000"/>
    </style:style>
    <style:style style:name="ProcedureList.C30" style:family="table-cell">
      <style:table-cell-properties fo:padding="0.0382in" fo:border-left="0.05pt solid #000000" fo:border-right="none" fo:border-top="none" fo:border-bottom="0.05pt solid #000000"/>
    </style:style>
    <style:style style:name="ProcedureList.D30" style:family="table-cell">
      <style:table-cell-properties fo:padding="0.0382in" fo:border-left="0.05pt solid #000000" fo:border-right="none" fo:border-top="none" fo:border-bottom="0.05pt solid #000000"/>
    </style:style>
    <style:style style:name="ProcedureList.E30" style:family="table-cell">
      <style:table-cell-properties fo:padding="0.0382in" fo:border-left="0.05pt solid #000000" fo:border-right="0.05pt solid #000000" fo:border-top="none" fo:border-bottom="0.05pt solid #000000"/>
    </style:style>
    <style:style style:name="ProcedureList.A31" style:family="table-cell">
      <style:table-cell-properties fo:padding="0.0382in" fo:border-left="0.05pt solid #000000" fo:border-right="none" fo:border-top="none" fo:border-bottom="0.05pt solid #000000"/>
    </style:style>
    <style:style style:name="ProcedureList.B31" style:family="table-cell">
      <style:table-cell-properties fo:padding="0.0382in" fo:border-left="0.05pt solid #000000" fo:border-right="none" fo:border-top="none" fo:border-bottom="0.05pt solid #000000"/>
    </style:style>
    <style:style style:name="ProcedureList.C31" style:family="table-cell">
      <style:table-cell-properties fo:padding="0.0382in" fo:border-left="0.05pt solid #000000" fo:border-right="none" fo:border-top="none" fo:border-bottom="0.05pt solid #000000"/>
    </style:style>
    <style:style style:name="ProcedureList.D31" style:family="table-cell">
      <style:table-cell-properties fo:padding="0.0382in" fo:border-left="0.05pt solid #000000" fo:border-right="none" fo:border-top="none" fo:border-bottom="0.05pt solid #000000"/>
    </style:style>
    <style:style style:name="ProcedureList.E3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b6c0"/>
    </style:style>
    <style:style style:name="P2" style:family="paragraph" style:parent-style-name="Table_20_Heading">
      <style:text-properties officeooo:rsid="00154fa8" officeooo:paragraph-rsid="0010b6c0"/>
    </style:style>
    <style:style style:name="P3" style:family="paragraph" style:parent-style-name="Table_20_Contents">
      <style:text-properties officeooo:rsid="00154fa8" officeooo:paragraph-rsid="0010b6c0"/>
    </style:style>
    <style:style style:name="P4" style:family="paragraph" style:parent-style-name="Table_20_Contents">
      <style:text-properties officeooo:rsid="00159c00" officeooo:paragraph-rsid="0010b6c0"/>
    </style:style>
    <style:style style:name="P5" style:family="paragraph" style:parent-style-name="Table_20_Contents">
      <style:text-properties officeooo:rsid="00159c00" officeooo:paragraph-rsid="00129483"/>
    </style:style>
    <style:style style:name="P6" style:family="paragraph" style:parent-style-name="Table_20_Contents">
      <style:text-properties officeooo:rsid="00159c00" officeooo:paragraph-rsid="00143316"/>
    </style:style>
    <style:style style:name="P7" style:family="paragraph" style:parent-style-name="Table_20_Contents">
      <style:text-properties officeooo:rsid="00170b5d" officeooo:paragraph-rsid="0010b6c0"/>
    </style:style>
    <style:style style:name="P8" style:family="paragraph" style:parent-style-name="Table_20_Contents">
      <style:text-properties officeooo:paragraph-rsid="0010b6c0"/>
    </style:style>
    <style:style style:name="P9" style:family="paragraph" style:parent-style-name="Table_20_Contents">
      <style:text-properties officeooo:rsid="0010b6c0" officeooo:paragraph-rsid="0010b6c0"/>
    </style:style>
    <style:style style:name="P10" style:family="paragraph" style:parent-style-name="Table_20_Contents">
      <style:text-properties officeooo:rsid="0010b6c0" officeooo:paragraph-rsid="00128aa6"/>
    </style:style>
    <style:style style:name="P11" style:family="paragraph" style:parent-style-name="Table_20_Contents">
      <style:text-properties officeooo:rsid="00128aa6" officeooo:paragraph-rsid="00128aa6"/>
    </style:style>
    <style:style style:name="P12" style:family="paragraph" style:parent-style-name="Table_20_Contents">
      <style:text-properties officeooo:rsid="00128aa6" officeooo:paragraph-rsid="00129483"/>
    </style:style>
    <style:style style:name="P13" style:family="paragraph" style:parent-style-name="Table_20_Contents">
      <style:text-properties officeooo:rsid="00129483" officeooo:paragraph-rsid="00129483"/>
    </style:style>
    <style:style style:name="P14" style:family="paragraph" style:parent-style-name="Table_20_Contents">
      <style:text-properties officeooo:rsid="00143316" officeooo:paragraph-rsid="00143316"/>
    </style:style>
    <style:style style:name="P15" style:family="paragraph" style:parent-style-name="Table_20_Contents">
      <style:text-properties officeooo:rsid="00143316" officeooo:paragraph-rsid="00155252"/>
    </style:style>
    <style:style style:name="P16" style:family="paragraph" style:parent-style-name="Table_20_Contents">
      <style:text-properties officeooo:rsid="00155252" officeooo:paragraph-rsid="00155252"/>
    </style:style>
    <style:style style:name="P17" style:family="paragraph" style:parent-style-name="Table_20_Contents">
      <style:text-properties officeooo:rsid="00155252" officeooo:paragraph-rsid="00161ea1"/>
    </style:style>
    <style:style style:name="P18" style:family="paragraph" style:parent-style-name="Table_20_Contents">
      <style:text-properties officeooo:rsid="00161ea1" officeooo:paragraph-rsid="00161ea1"/>
    </style:style>
    <style:style style:name="P19" style:family="paragraph" style:parent-style-name="Table_20_Contents">
      <style:text-properties officeooo:rsid="0017e62e" officeooo:paragraph-rsid="0017e62e"/>
    </style:style>
    <style:style style:name="T1" style:family="text">
      <style:text-properties officeooo:rsid="0010b6c0"/>
    </style:style>
    <style:style style:name="T2" style:family="text">
      <style:text-properties fo:font-size="14pt" officeooo:rsid="000fe5c0" style:font-size-asian="14pt" style:font-size-complex="14pt"/>
    </style:style>
    <style:style style:name="T3" style:family="text">
      <style:text-properties officeooo:rsid="00128aa6"/>
    </style:style>
    <style:style style:name="T4" style:family="text">
      <style:text-properties officeooo:rsid="00129483"/>
    </style:style>
    <style:style style:name="T5" style:family="text">
      <style:text-properties officeooo:rsid="001379bd"/>
    </style:style>
    <style:style style:name="T6" style:family="text">
      <style:text-properties officeooo:rsid="00143316"/>
    </style:style>
    <style:style style:name="T7" style:family="text">
      <style:text-properties officeooo:rsid="001552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cedureList" table:style-name="ProcedureList">
        <table:table-column table:style-name="ProcedureList.A"/>
        <table:table-column table:style-name="ProcedureList.B" table:number-columns-repeated="4"/>
        <table:table-header-rows>
          <table:table-row>
            <table:table-cell table:style-name="ProcedureList.A1" office:value-type="string">
              <text:p text:style-name="P2">S/N</text:p>
            </table:table-cell>
            <table:table-cell table:style-name="ProcedureList.A1" office:value-type="string">
              <text:p text:style-name="P2">PROCEDURE NAME</text:p>
            </table:table-cell>
            <table:table-cell table:style-name="ProcedureList.A1" office:value-type="string">
              <text:p text:style-name="P2">IN PARAMETER</text:p>
            </table:table-cell>
            <table:table-cell table:style-name="ProcedureList.A1" office:value-type="string">
              <text:p text:style-name="P2">OUT PARAMETER</text:p>
            </table:table-cell>
            <table:table-cell table:style-name="ProcedureList.E1" office:value-type="string">
              <text:p text:style-name="P2">DESCRIPTION</text:p>
            </table:table-cell>
          </table:table-row>
        </table:table-header-rows>
        <table:table-row>
          <table:table-cell table:style-name="ProcedureList.A2" office:value-type="string">
            <text:p text:style-name="P3"/>
          </table:table-cell>
          <table:table-cell table:style-name="ProcedureList.D2" office:value-type="string">
            <text:p text:style-name="P3">getAllCategory</text:p>
          </table:table-cell>
          <table:table-cell table:style-name="ProcedureList.C2" office:value-type="string">
            <text:p text:style-name="P3">N/A</text:p>
          </table:table-cell>
          <table:table-cell table:style-name="ProcedureList.D2" office:value-type="string">
            <text:p text:style-name="P3">CategoryID,</text:p>
            <text:p text:style-name="P3">Category<text:span text:style-name="T1">n</text:span>ame,</text:p>
            <text:p text:style-name="P3">Description</text:p>
          </table:table-cell>
          <table:table-cell table:style-name="ProcedureList.E2" office:value-type="string">
            <text:p text:style-name="P3">Returns all category from the database.</text:p>
          </table:table-cell>
        </table:table-row>
        <table:table-row>
          <table:table-cell table:style-name="ProcedureList.A3" office:value-type="string">
            <text:p text:style-name="P3"/>
          </table:table-cell>
          <table:table-cell table:style-name="ProcedureList.D3" office:value-type="string">
            <text:p text:style-name="P9">getCategory</text:p>
          </table:table-cell>
          <table:table-cell table:style-name="ProcedureList.C3" office:value-type="string">
            <text:p text:style-name="P9">IN in_CategoryID <text:span text:style-name="T2">char(8)</text:span></text:p>
          </table:table-cell>
          <table:table-cell table:style-name="ProcedureList.D3" office:value-type="string">
            <text:p text:style-name="P3">CategoryID,</text:p>
            <text:p text:style-name="P3">Category<text:span text:style-name="T1">n</text:span>ame,</text:p>
            <text:p text:style-name="P3">Description</text:p>
          </table:table-cell>
          <table:table-cell table:style-name="ProcedureList.E3" office:value-type="string">
            <text:p text:style-name="P9">Return the category from the <text:s/>database</text:p>
          </table:table-cell>
        </table:table-row>
        <table:table-row>
          <table:table-cell table:style-name="ProcedureList.A19" office:value-type="string">
            <text:p text:style-name="P3"/>
          </table:table-cell>
          <table:table-cell table:style-name="ProcedureList.D19" office:value-type="string">
            <text:p text:style-name="P3">Ge<text:span text:style-name="T1">tPermissionType</text:span></text:p>
          </table:table-cell>
          <table:table-cell table:style-name="ProcedureList.C4" office:value-type="string">
            <text:p text:style-name="P3">N/A</text:p>
          </table:table-cell>
          <table:table-cell table:style-name="ProcedureList.D19" office:value-type="string">
            <text:p text:style-name="P10">PermissionTypeID,Permission<text:span text:style-name="T3">N</text:span>ame</text:p>
          </table:table-cell>
          <table:table-cell table:style-name="ProcedureList.E4" office:value-type="string">
            <text:p text:style-name="P3">Returns all subcategory from the database.</text:p>
          </table:table-cell>
        </table:table-row>
        <table:table-row>
          <table:table-cell table:style-name="ProcedureList.A19" office:value-type="string">
            <text:p text:style-name="P3"/>
          </table:table-cell>
          <table:table-cell table:style-name="ProcedureList.D19" office:value-type="string">
            <text:p text:style-name="P3">get<text:span text:style-name="T1">RequestStatus</text:span></text:p>
          </table:table-cell>
          <table:table-cell table:style-name="ProcedureList.C5" office:value-type="string">
            <text:p text:style-name="P9">N/A</text:p>
          </table:table-cell>
          <table:table-cell table:style-name="ProcedureList.D19" office:value-type="string">
            <text:p text:style-name="P3"><text:span text:style-name="T1">StatusID,</text:span> Description </text:p>
          </table:table-cell>
          <table:table-cell table:style-name="ProcedureList.E5" office:value-type="string">
            <text:p text:style-name="P3">Returns all <text:span text:style-name="T1">Request Status from db.</text:span></text:p>
          </table:table-cell>
        </table:table-row>
        <table:table-row>
          <table:table-cell table:style-name="ProcedureList.A19" office:value-type="string">
            <text:p text:style-name="P3"/>
          </table:table-cell>
          <table:table-cell table:style-name="ProcedureList.D19" office:value-type="string">
            <text:p text:style-name="P9">getAuthorizedStatus</text:p>
          </table:table-cell>
          <table:table-cell table:style-name="ProcedureList.C6" office:value-type="string">
            <text:p text:style-name="P9">N/A</text:p>
          </table:table-cell>
          <table:table-cell table:style-name="ProcedureList.D19" office:value-type="string">
            <text:p text:style-name="P9">AuthorizedStatusID, Description</text:p>
          </table:table-cell>
          <table:table-cell table:style-name="ProcedureList.E6" office:value-type="string">
            <text:p text:style-name="P9">Returns all AuthorizedStatus.</text:p>
          </table:table-cell>
        </table:table-row>
        <table:table-row>
          <table:table-cell table:style-name="ProcedureList.A19" office:value-type="string">
            <text:p text:style-name="P3"/>
          </table:table-cell>
          <table:table-cell table:style-name="ProcedureList.D19" office:value-type="string">
            <text:p text:style-name="P9">getFunctionalStatus</text:p>
          </table:table-cell>
          <table:table-cell table:style-name="ProcedureList.C7" office:value-type="string">
            <text:p text:style-name="P9">N/A</text:p>
          </table:table-cell>
          <table:table-cell table:style-name="ProcedureList.D19" office:value-type="string">
            <text:p text:style-name="P9">FunctionalStatusID,Description.</text:p>
          </table:table-cell>
          <table:table-cell table:style-name="ProcedureList.E7" office:value-type="string">
            <text:p text:style-name="P9">Returns all functional status from the db.</text:p>
          </table:table-cell>
        </table:table-row>
        <table:table-row>
          <table:table-cell table:style-name="ProcedureList.A8" office:value-type="string">
            <text:p text:style-name="P4"/>
          </table:table-cell>
          <table:table-cell table:style-name="ProcedureList.D8" office:value-type="string">
            <text:p text:style-name="P9">getAvailableStatus</text:p>
          </table:table-cell>
          <table:table-cell table:style-name="ProcedureList.C8" office:value-type="string">
            <text:p text:style-name="P9">N/A</text:p>
          </table:table-cell>
          <table:table-cell table:style-name="ProcedureList.D8" office:value-type="string">
            <text:p text:style-name="P9">AvailableStatusID,Description.</text:p>
          </table:table-cell>
          <table:table-cell table:style-name="ProcedureList.E8" office:value-type="string">
            <text:p text:style-name="P9">Returns all <text:span text:style-name="T3">Available status.</text:span></text:p>
          </table:table-cell>
        </table:table-row>
        <table:table-row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4"><text:span text:style-name="T3">get</text:span>User<text:span text:style-name="T3">Role</text:span></text:p>
          </table:table-cell>
          <table:table-cell table:style-name="ProcedureList.C9" office:value-type="string">
            <text:p text:style-name="P11">N.A</text:p>
          </table:table-cell>
          <table:table-cell table:style-name="ProcedureList.D19" office:value-type="string">
            <text:p text:style-name="P11">RoleID,RoleName,Description. </text:p>
          </table:table-cell>
          <table:table-cell table:style-name="ProcedureList.E9" office:value-type="string">
            <text:p text:style-name="P11">Returns the UserRole from db.</text:p>
          </table:table-cell>
        </table:table-row>
        <table:table-row table:style-name="ProcedureList.10"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4"><text:span text:style-name="T3">g</text:span>et<text:span text:style-name="T3">Department</text:span></text:p>
          </table:table-cell>
          <table:table-cell table:style-name="ProcedureList.C10" office:value-type="string">
            <text:p text:style-name="P11">N/A</text:p>
          </table:table-cell>
          <table:table-cell table:style-name="ProcedureList.D19" office:value-type="string">
            <text:p text:style-name="P11">DepartmentID,DepartmentName.</text:p>
          </table:table-cell>
          <table:table-cell table:style-name="ProcedureList.E10" office:value-type="string">
            <text:p text:style-name="P11">Returns the department for the db.</text:p>
          </table:table-cell>
        </table:table-row>
        <table:table-row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4">get<text:span text:style-name="T4">AllStaff</text:span></text:p>
          </table:table-cell>
          <table:table-cell table:style-name="ProcedureList.C11" office:value-type="string">
            <text:p text:style-name="P11">N/A</text:p>
          </table:table-cell>
          <table:table-cell table:style-name="ProcedureList.D19" office:value-type="string">
            <text:p text:style-name="P11">StaffID,Surname,Firstname,Username,Password,RoleID</text:p>
          </table:table-cell>
          <table:table-cell table:style-name="ProcedureList.E11" office:value-type="string">
            <text:p text:style-name="P13">Returns all the staff <text:s/>from the db.</text:p>
          </table:table-cell>
        </table:table-row>
        <table:table-row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4">get<text:span text:style-name="T3">Staff</text:span></text:p>
          </table:table-cell>
          <table:table-cell table:style-name="ProcedureList.C13" office:value-type="string">
            <text:p text:style-name="P12">StaffID <text:span text:style-name="T4">varchar(16)</text:span></text:p>
          </table:table-cell>
          <table:table-cell table:style-name="ProcedureList.D19" office:value-type="string">
            <text:p text:style-name="P11">StaffID,Surname,Firstname,Username,Password,RoleID</text:p>
          </table:table-cell>
          <table:table-cell table:style-name="ProcedureList.E13" office:value-type="string">
            <text:p text:style-name="P13">Returns all the staff <text:s/>from the db.</text:p>
          </table:table-cell>
        </table:table-row>
        <table:table-row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13">addRequest</text:p>
          </table:table-cell>
          <table:table-cell table:style-name="ProcedureList.C13" office:value-type="string">
            <text:p text:style-name="P13">RequestID int ,StaffID varchar(16) ,ProductName <text:span text:style-name="T5">varchar(32)</text:span>,RequestDate <text:span text:style-name="T5">Date</text:span> ,Model <text:span text:style-name="T5">varchar(32)</text:span>,Purpose <text:span text:style-name="T5">varchar(32)</text:span>,Quantity <text:span text:style-name="T5">varchar(32)</text:span> ,CategoryID <text:span text:style-name="T5">char(8)</text:span> ,Comment <text:soft-page-break/><text:span text:style-name="T5">varchar(64)</text:span> ,ExpectedDateOfCollection <text:span text:style-name="T5">Date</text:span>.</text:p>
          </table:table-cell>
          <table:table-cell table:style-name="ProcedureList.D19" office:value-type="string">
            <text:p text:style-name="P13">N/A</text:p>
          </table:table-cell>
          <table:table-cell table:style-name="ProcedureList.E13" office:value-type="string">
            <text:p text:style-name="P14">Add Request to the <text:s/>database.</text:p>
          </table:table-cell>
        </table:table-row>
        <table:table-row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4">get<text:span text:style-name="T4">Request</text:span></text:p>
          </table:table-cell>
          <table:table-cell table:style-name="ProcedureList.C14" office:value-type="string">
            <text:p text:style-name="P13">RequestID int</text:p>
          </table:table-cell>
          <table:table-cell table:style-name="ProcedureList.D19" office:value-type="string">
            <text:p text:style-name="P13">RequestID,StaffID,ProductName,RequestDate,Model,Purpose,Quantity,CategoryID,Comment,ExpectedDateOfCollection.</text:p>
          </table:table-cell>
          <table:table-cell table:style-name="ProcedureList.E14" office:value-type="string">
            <text:p text:style-name="P13">Returns the Request from the db.</text:p>
          </table:table-cell>
        </table:table-row>
        <table:table-row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5">get<text:span text:style-name="T4">AllRequest</text:span></text:p>
          </table:table-cell>
          <table:table-cell table:style-name="ProcedureList.C15" office:value-type="string">
            <text:p text:style-name="P13">N/A</text:p>
          </table:table-cell>
          <table:table-cell table:style-name="ProcedureList.D19" office:value-type="string">
            <text:p text:style-name="P13">RequestID,StaffID,ProductName,RequestDate,Model,Purpose,Quantity,CategoryID,Comment,ExpectedDateOfCollection.</text:p>
          </table:table-cell>
          <table:table-cell table:style-name="ProcedureList.E15" office:value-type="string">
            <text:p text:style-name="P14">Returns all the request from the db.</text:p>
          </table:table-cell>
        </table:table-row>
        <table:table-row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4"><text:span text:style-name="T5">a</text:span>dd<text:span text:style-name="T5">RequestResponse</text:span></text:p>
          </table:table-cell>
          <table:table-cell table:style-name="ProcedureList.C16" office:value-type="string">
            <text:p text:style-name="P14">RequestID int,StaffID varchar(16) ,StatusID char(8) ,AvailableDate Date.</text:p>
          </table:table-cell>
          <table:table-cell table:style-name="ProcedureList.D19" office:value-type="string">
            <text:p text:style-name="P14">N/A</text:p>
          </table:table-cell>
          <table:table-cell table:style-name="ProcedureList.E16" office:value-type="string">
            <text:p text:style-name="P14">Adds Request Response to the table</text:p>
          </table:table-cell>
        </table:table-row>
        <table:table-row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6">get<text:span text:style-name="T6">llARequestResponse</text:span></text:p>
          </table:table-cell>
          <table:table-cell table:style-name="ProcedureList.C18" office:value-type="string">
            <text:p text:style-name="P14">N/A</text:p>
          </table:table-cell>
          <table:table-cell table:style-name="ProcedureList.D19" office:value-type="string">
            <text:p text:style-name="P14">RequestID,StaffID ,StatusID,AvailableDate</text:p>
          </table:table-cell>
          <table:table-cell table:style-name="ProcedureList.E18" office:value-type="string">
            <text:p text:style-name="P14">Returns All the Request Response from the db.</text:p>
          </table:table-cell>
        </table:table-row>
        <table:table-row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6">get<text:span text:style-name="T5">RequestResponse</text:span></text:p>
          </table:table-cell>
          <table:table-cell table:style-name="ProcedureList.C18" office:value-type="string">
            <text:p text:style-name="P14">RequestID int</text:p>
          </table:table-cell>
          <table:table-cell table:style-name="ProcedureList.D19" office:value-type="string">
            <text:p text:style-name="P14">RequestID,StaffID ,StatusID,AvailableDate</text:p>
          </table:table-cell>
          <table:table-cell table:style-name="ProcedureList.E18" office:value-type="string">
            <text:p text:style-name="P14">Returns the Requst Response.</text:p>
          </table:table-cell>
        </table:table-row>
        <table:table-row>
          <table:table-cell table:style-name="ProcedureList.A19" office:value-type="string">
            <text:p text:style-name="P4"/>
          </table:table-cell>
          <table:table-cell table:style-name="ProcedureList.D19" office:value-type="string">
            <text:p text:style-name="P14">addAuthorizedRequest</text:p>
          </table:table-cell>
          <table:table-cell table:style-name="ProcedureList.C19" office:value-type="string">
            <text:p text:style-name="P14">RequestID int,StaffID varchar(16),AuthorizedStatusID char(8),Comment varchar(128)</text:p>
          </table:table-cell>
          <table:table-cell table:style-name="ProcedureList.D19" office:value-type="string">
            <text:p text:style-name="P16">N/A</text:p>
          </table:table-cell>
          <table:table-cell table:style-name="ProcedureList.E19" office:value-type="string">
            <text:p text:style-name="P16">Adds Authorized Request to the database.</text:p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14"><text:span text:style-name="T7">g</text:span>etAuthorizedRequest</text:p>
          </table:table-cell>
          <table:table-cell table:style-name="ProcedureList.C20" office:value-type="string">
            <text:p text:style-name="P16">RequestID int</text:p>
          </table:table-cell>
          <table:table-cell table:style-name="ProcedureList.D30" office:value-type="string">
            <text:p text:style-name="P15">RequestID int,StaffID varchar(16),AuthorizedStatusID char(8),Comment varchar(128)</text:p>
          </table:table-cell>
          <table:table-cell table:style-name="ProcedureList.E20" office:value-type="string">
            <text:p text:style-name="P16">Returns Authorized <text:s/>Request from database. <text:s/></text:p>
          </table:table-cell>
        </table:table-row>
        <table:table-row>
          <table:table-cell table:style-name="ProcedureList.A30" office:value-type="string">
            <text:p text:style-name="P7"/>
          </table:table-cell>
          <table:table-cell table:style-name="ProcedureList.D30" office:value-type="string">
            <text:p text:style-name="P15"><text:span text:style-name="T7">g</text:span>et<text:span text:style-name="T7">All</text:span>AuthorizedR<text:soft-page-break/>equest</text:p>
          </table:table-cell>
          <table:table-cell table:style-name="ProcedureList.C21" office:value-type="string">
            <text:p text:style-name="P16">N/A</text:p>
          </table:table-cell>
          <table:table-cell table:style-name="ProcedureList.D30" office:value-type="string">
            <text:p text:style-name="P15"><text:span text:style-name="T7">R</text:span>equestID <text:soft-page-break/>int,StaffID varchar(16),AuthorizedStatusID char(8),Comment varchar(128)</text:p>
          </table:table-cell>
          <table:table-cell table:style-name="ProcedureList.E21" office:value-type="string">
            <text:p text:style-name="P16">Returns all <text:soft-page-break/>Authorized <text:s/>Request from database. </text:p>
          </table:table-cell>
        </table:table-row>
        <table:table-row>
          <table:table-cell table:style-name="ProcedureList.A30" office:value-type="string">
            <text:p text:style-name="P7"/>
          </table:table-cell>
          <table:table-cell table:style-name="ProcedureList.D30" office:value-type="string">
            <text:p text:style-name="P16">addReturn</text:p>
          </table:table-cell>
          <table:table-cell table:style-name="ProcedureList.C22" office:value-type="string">
            <text:p text:style-name="P16">RequestID int,ReturnDate Date,Comment varchar(128)</text:p>
          </table:table-cell>
          <table:table-cell table:style-name="ProcedureList.D30" office:value-type="string">
            <text:p text:style-name="P16">N/A</text:p>
          </table:table-cell>
          <table:table-cell table:style-name="ProcedureList.E22" office:value-type="string">
            <text:p text:style-name="P16">Adds Returns to the database.</text:p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18">getReturn</text:p>
          </table:table-cell>
          <table:table-cell table:style-name="ProcedureList.C23" office:value-type="string">
            <text:p text:style-name="P18">N/A</text:p>
          </table:table-cell>
          <table:table-cell table:style-name="ProcedureList.D30" office:value-type="string">
            <text:p text:style-name="P17">RequestID,ReturnDate,Comment </text:p>
          </table:table-cell>
          <table:table-cell table:style-name="ProcedureList.E23" office:value-type="string">
            <text:p text:style-name="P18">Returns the Return.</text:p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18">UserLogin</text:p>
          </table:table-cell>
          <table:table-cell table:style-name="ProcedureList.C24" office:value-type="string">
            <text:p text:style-name="P19">Username varrchar() ,Password varchar()</text:p>
          </table:table-cell>
          <table:table-cell table:style-name="ProcedureList.D30" office:value-type="string">
            <text:p text:style-name="P19">N/A</text:p>
          </table:table-cell>
          <table:table-cell table:style-name="ProcedureList.E24" office:value-type="string">
            <text:p text:style-name="P19">Grant access to the User.</text:p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18">Logout</text:p>
          </table:table-cell>
          <table:table-cell table:style-name="ProcedureList.C25" office:value-type="string">
            <text:p text:style-name="P19">------</text:p>
          </table:table-cell>
          <table:table-cell table:style-name="ProcedureList.D30" office:value-type="string">
            <text:p text:style-name="P19">N/A</text:p>
          </table:table-cell>
          <table:table-cell table:style-name="ProcedureList.E25" office:value-type="string">
            <text:p text:style-name="P19">Retrieve access from the User</text:p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19">addProduct</text:p>
          </table:table-cell>
          <table:table-cell table:style-name="ProcedureList.C26" office:value-type="string">
            <text:p text:style-name="P19">ProductCode varchar(16),ProductName varchar(32), Model varchar(16), <text:s/>SerialNumber varchar(32), DateOfPurchured Date,CategoryID varchar(8),FunctionalStatusID char(8),AvailableStatusID varchar(8),</text:p>
          </table:table-cell>
          <table:table-cell table:style-name="ProcedureList.D30" office:value-type="string">
            <text:p text:style-name="P19">N/A</text:p>
          </table:table-cell>
          <table:table-cell table:style-name="ProcedureList.E26" office:value-type="string">
            <text:p text:style-name="P19">Adds products to the database</text:p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19">getProduct</text:p>
          </table:table-cell>
          <table:table-cell table:style-name="ProcedureList.C28" office:value-type="string">
            <text:p text:style-name="P19">ProductCode varchar(16)</text:p>
          </table:table-cell>
          <table:table-cell table:style-name="ProcedureList.D30" office:value-type="string">
            <text:p text:style-name="P19">ProductCode,ProductName, Model, <text:s/>SerialNumber, DateOfPurchured,CategoryID,FunctionalStatusID,AvailableStatusID.</text:p>
          </table:table-cell>
          <table:table-cell table:style-name="ProcedureList.E28" office:value-type="string">
            <text:p text:style-name="P19">Returns products from the database</text:p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19">getAllProduct</text:p>
          </table:table-cell>
          <table:table-cell table:style-name="ProcedureList.C28" office:value-type="string">
            <text:p text:style-name="P19">N/A</text:p>
          </table:table-cell>
          <table:table-cell table:style-name="ProcedureList.D30" office:value-type="string">
            <text:p text:style-name="P19">ProductCode,ProductName, Model, <text:s/>SerialNumber, DateOfPurchured,CategoryID,FunctionalStatusID,AvailableStatusID.</text:p>
          </table:table-cell>
          <table:table-cell table:style-name="ProcedureList.E28" office:value-type="string">
            <text:p text:style-name="P19">Returns all the products from the database</text:p>
          </table:table-cell>
        </table:table-row>
        <text:soft-page-break/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19">addPermission</text:p>
          </table:table-cell>
          <table:table-cell table:style-name="ProcedureList.C29" office:value-type="string">
            <text:p text:style-name="P19">PermissionTypeID char(8), RoleID char(8)</text:p>
          </table:table-cell>
          <table:table-cell table:style-name="ProcedureList.D30" office:value-type="string">
            <text:p text:style-name="P19">N/A</text:p>
          </table:table-cell>
          <table:table-cell table:style-name="ProcedureList.E29" office:value-type="string">
            <text:p text:style-name="P19">Adds permission to the database</text:p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19">getPermmission</text:p>
          </table:table-cell>
          <table:table-cell table:style-name="ProcedureList.C30" office:value-type="string">
            <text:p text:style-name="P19">N/A</text:p>
          </table:table-cell>
          <table:table-cell table:style-name="ProcedureList.D30" office:value-type="string">
            <text:p text:style-name="P19">PermissionTypeID,RoleID.</text:p>
          </table:table-cell>
          <table:table-cell table:style-name="ProcedureList.E30" office:value-type="string">
            <text:p text:style-name="P19">Returns Permission <text:s text:c="2"/>from the database</text:p>
          </table:table-cell>
        </table:table-row>
        <table:table-row>
          <table:table-cell table:style-name="ProcedureList.A31" office:value-type="string">
            <text:p text:style-name="P4"/>
          </table:table-cell>
          <table:table-cell table:style-name="ProcedureList.D31" office:value-type="string">
            <text:p text:style-name="P4"/>
          </table:table-cell>
          <table:table-cell table:style-name="ProcedureList.C31" office:value-type="string">
            <text:p text:style-name="P8"/>
          </table:table-cell>
          <table:table-cell table:style-name="ProcedureList.D31" office:value-type="string">
            <text:p text:style-name="P8"/>
          </table:table-cell>
          <table:table-cell table:style-name="ProcedureList.E31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2:52:01.340922570</meta:creation-date>
    <dc:date>2014-08-08T15:13:49.698369709</dc:date>
    <meta:editing-duration>PT1M7S</meta:editing-duration>
    <meta:editing-cycles>2</meta:editing-cycles>
    <meta:generator>LibreOffice/4.2.4.2$Linux_X86_64 LibreOffice_project/420m0$Build-2</meta:generator>
    <meta:document-statistic meta:table-count="1" meta:image-count="0" meta:object-count="0" meta:page-count="4" meta:paragraph-count="125" meta:word-count="331" meta:character-count="3428" meta:non-whitespace-character-count="3205"/>
  </office:meta>
</office:document-meta>
</file>